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verdana" svg:font-family="verdan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209cm" style:rel-column-width="20079*"/>
    </style:style>
    <style:style style:name="Tabla1.B" style:family="table-column">
      <style:table-column-properties style:column-width="11cm" style:rel-column-width="42402*"/>
    </style:style>
    <style:style style:name="Tabla1.C" style:family="table-column">
      <style:table-column-properties style:column-width="0.792cm" style:rel-column-width="3054*"/>
    </style:style>
    <style:style style:name="Tabla1.A1" style:family="table-cell">
      <style:table-cell-properties fo:padding="0.097cm" fo:border="none"/>
    </style:style>
    <style:style style:name="P1" style:family="paragraph" style:parent-style-name="Table_20_Contents">
      <style:paragraph-properties fo:text-align="start" style:justify-single-word="false"/>
      <style:text-properties style:font-name="verdana" fo:font-size="11pt" style:font-size-asian="9.60000038146973pt" style:font-size-complex="11pt"/>
    </style:style>
    <style:style style:name="P2" style:family="paragraph" style:parent-style-name="Table_20_Contents">
      <style:paragraph-properties fo:text-align="start" style:justify-single-word="false"/>
      <style:text-properties style:font-name="verdana" fo:font-size="11pt" officeooo:paragraph-rsid="001d01e7" style:font-size-asian="9.60000038146973pt" style:font-size-complex="11pt"/>
    </style:style>
    <style:style style:name="P3" style:family="paragraph" style:parent-style-name="Table_20_Contents">
      <style:paragraph-properties fo:text-align="end" style:justify-single-word="false"/>
      <style:text-properties style:font-name="verdana" fo:font-size="11pt" officeooo:rsid="001d01e7" officeooo:paragraph-rsid="001d01e7" style:font-size-asian="9.60000038146973pt" style:font-size-complex="11pt"/>
    </style:style>
    <style:style style:name="P4" style:family="paragraph" style:parent-style-name="Table_20_Contents">
      <style:paragraph-properties fo:text-align="start" style:justify-single-word="false"/>
      <style:text-properties style:font-name="verdana" fo:font-size="11pt" fo:font-weight="bold" officeooo:rsid="001c9444" officeooo:paragraph-rsid="001c9444" style:font-size-asian="9.60000038146973pt" style:font-weight-asian="bold" style:font-size-complex="11pt" style:font-weight-complex="bold"/>
    </style:style>
    <style:style style:name="P5" style:family="paragraph" style:parent-style-name="Table_20_Contents">
      <style:paragraph-properties fo:text-align="start" style:justify-single-word="false"/>
      <style:text-properties style:font-name="verdana" fo:font-size="11pt" fo:font-weight="bold" officeooo:rsid="001d01e7" officeooo:paragraph-rsid="001d01e7" style:font-size-asian="9.60000038146973pt" style:font-weight-asian="bold" style:font-size-complex="11pt" style:font-weight-complex="bold"/>
    </style:style>
    <style:style style:name="P6" style:family="paragraph" style:parent-style-name="Standard">
      <style:paragraph-properties fo:text-align="center" style:justify-single-word="false"/>
      <style:text-properties style:font-name="verdana" fo:font-size="11pt" officeooo:rsid="0010af60" officeooo:paragraph-rsid="0010af60" style:font-size-asian="9.60000038146973pt" style:font-size-complex="11pt"/>
    </style:style>
    <style:style style:name="P7" style:family="paragraph" style:parent-style-name="Standard">
      <style:paragraph-properties fo:text-align="end" style:justify-single-word="false"/>
      <style:text-properties style:font-name="verdana" fo:font-size="11pt" officeooo:rsid="0010af60" officeooo:paragraph-rsid="0010af60" style:font-size-asian="9.60000038146973pt" style:font-size-complex="11pt"/>
    </style:style>
    <style:style style:name="P8" style:family="paragraph" style:parent-style-name="Standard">
      <style:paragraph-properties fo:text-align="start" style:justify-single-word="false"/>
      <style:text-properties style:font-name="verdana" fo:font-size="11pt" fo:font-style="italic" officeooo:rsid="0010af60" officeooo:paragraph-rsid="0010af60" style:font-size-asian="9.60000038146973pt" style:font-style-asian="italic" style:font-size-complex="11pt" style:font-style-complex="italic"/>
    </style:style>
    <style:style style:name="P9" style:family="paragraph" style:parent-style-name="Standard">
      <style:paragraph-properties fo:text-align="start" style:justify-single-word="false"/>
      <style:text-properties style:font-name="verdana" fo:font-size="11pt" fo:font-style="normal" fo:font-weight="normal" officeooo:rsid="0010af60" officeooo:paragraph-rsid="0010af60" style:font-size-asian="9.60000038146973pt" style:font-style-asian="normal" style:font-weight-asian="normal" style:font-size-complex="11pt" style:font-style-complex="normal" style:font-weight-complex="normal"/>
    </style:style>
    <style:style style:name="P10" style:family="paragraph" style:parent-style-name="Standard">
      <style:paragraph-properties fo:text-align="start" style:justify-single-word="false"/>
      <style:text-properties style:font-name="verdana" fo:font-size="11pt" fo:font-style="normal" fo:font-weight="normal" officeooo:rsid="00138cf7" officeooo:paragraph-rsid="00138cf7" style:font-size-asian="9.60000038146973pt" style:font-style-asian="normal" style:font-weight-asian="normal" style:font-size-complex="11pt" style:font-style-complex="normal" style:font-weight-complex="normal"/>
    </style:style>
    <style:style style:name="P11" style:family="paragraph" style:parent-style-name="Standard">
      <style:paragraph-properties fo:text-align="start" style:justify-single-word="false"/>
      <style:text-properties style:font-name="verdana" fo:font-size="11pt" fo:font-style="normal" fo:font-weight="normal" officeooo:rsid="00138cf7" officeooo:paragraph-rsid="00195e6d" style:font-size-asian="9.60000038146973pt" style:font-style-asian="normal" style:font-weight-asian="normal" style:font-size-complex="11pt" style:font-style-complex="normal" style:font-weight-complex="normal"/>
    </style:style>
    <style:style style:name="P12" style:family="paragraph" style:parent-style-name="Standard">
      <style:paragraph-properties fo:text-align="start" style:justify-single-word="false"/>
      <style:text-properties style:font-name="verdana" fo:font-size="11pt" fo:font-style="normal" fo:font-weight="normal" officeooo:rsid="0018b0d4" officeooo:paragraph-rsid="0018b0d4" style:font-size-asian="9.60000038146973pt" style:font-style-asian="normal" style:font-weight-asian="normal" style:font-size-complex="11pt" style:font-style-complex="normal" style:font-weight-complex="normal"/>
    </style:style>
    <style:style style:name="P13" style:family="paragraph" style:parent-style-name="Standard">
      <style:paragraph-properties fo:text-align="start" style:justify-single-word="false"/>
      <style:text-properties style:font-name="verdana" fo:font-size="11pt" fo:font-style="normal" fo:font-weight="normal" officeooo:rsid="0018b0d4" officeooo:paragraph-rsid="001d01e7" style:font-size-asian="9.60000038146973pt" style:font-style-asian="normal" style:font-weight-asian="normal" style:font-size-complex="11pt" style:font-style-complex="normal" style:font-weight-complex="normal"/>
    </style:style>
    <style:style style:name="P14" style:family="paragraph" style:parent-style-name="Standard">
      <style:paragraph-properties fo:text-align="start" style:justify-single-word="false"/>
      <style:text-properties style:font-name="verdana" fo:font-size="11pt" fo:font-style="normal" fo:font-weight="normal" officeooo:rsid="0018b0d4" officeooo:paragraph-rsid="001eb40e" style:font-size-asian="9.60000038146973pt" style:font-style-asian="normal" style:font-weight-asian="normal" style:font-size-complex="11pt" style:font-style-complex="normal" style:font-weight-complex="normal"/>
    </style:style>
    <style:style style:name="P15" style:family="paragraph" style:parent-style-name="Standard">
      <style:paragraph-properties fo:text-align="start" style:justify-single-word="false"/>
      <style:text-properties style:font-name="verdana" fo:font-size="11pt" fo:font-style="normal" fo:font-weight="normal" officeooo:rsid="0018b0d4" officeooo:paragraph-rsid="00209f5c" style:font-size-asian="9.60000038146973pt" style:font-style-asian="normal" style:font-weight-asian="normal" style:font-size-complex="11pt" style:font-style-complex="normal" style:font-weight-complex="normal"/>
    </style:style>
    <style:style style:name="P16" style:family="paragraph" style:parent-style-name="Standard">
      <style:paragraph-properties fo:text-align="start" style:justify-single-word="false"/>
      <style:text-properties style:font-name="verdana" fo:font-size="11pt" fo:font-style="normal" fo:font-weight="normal" officeooo:rsid="00142465" officeooo:paragraph-rsid="0015cf5f" style:font-size-asian="9.60000038146973pt" style:font-style-asian="normal" style:font-weight-asian="normal" style:font-size-complex="11pt" style:font-style-complex="normal" style:font-weight-complex="normal"/>
    </style:style>
    <style:style style:name="P17" style:family="paragraph" style:parent-style-name="Standard">
      <style:paragraph-properties fo:text-align="start" style:justify-single-word="false"/>
      <style:text-properties style:font-name="verdana" fo:font-size="11pt" fo:font-style="normal" fo:font-weight="normal" officeooo:rsid="001eb40e" officeooo:paragraph-rsid="001eb40e" style:font-size-asian="9.60000038146973pt" style:font-style-asian="normal" style:font-weight-asian="normal" style:font-size-complex="11pt" style:font-style-complex="normal" style:font-weight-complex="normal"/>
    </style:style>
    <style:style style:name="P18" style:family="paragraph" style:parent-style-name="Standard">
      <style:paragraph-properties fo:text-align="start" style:justify-single-word="false"/>
      <style:text-properties style:font-name="verdana" fo:font-size="11pt" fo:font-style="normal" fo:font-weight="bold" officeooo:rsid="0018b0d4" officeooo:paragraph-rsid="0018b0d4" style:font-size-asian="9.60000038146973pt" style:font-style-asian="normal" style:font-weight-asian="bold" style:font-size-complex="11pt" style:font-style-complex="normal" style:font-weight-complex="bold"/>
    </style:style>
    <style:style style:name="P19" style:family="paragraph" style:parent-style-name="Standard">
      <style:paragraph-properties fo:text-align="center" style:justify-single-word="false"/>
      <style:text-properties style:font-name="verdana" fo:font-size="40pt" officeooo:rsid="0010af60" officeooo:paragraph-rsid="0010af60" style:font-size-asian="35pt" style:font-size-complex="40pt"/>
    </style:style>
    <style:style style:name="P20" style:family="paragraph" style:parent-style-name="Standard">
      <style:paragraph-properties fo:text-align="center" style:justify-single-word="false"/>
      <style:text-properties style:font-name="verdana" fo:font-size="44pt" fo:font-style="italic" officeooo:rsid="0018b0d4" officeooo:paragraph-rsid="0010af60" style:font-size-asian="38.5pt" style:font-style-asian="italic" style:font-size-complex="44pt" style:font-style-complex="italic"/>
    </style:style>
    <style:style style:name="P21" style:family="paragraph" style:parent-style-name="Standard">
      <style:paragraph-properties fo:text-align="start" style:justify-single-word="false"/>
      <style:text-properties style:font-name="verdana" fo:font-size="16pt" fo:font-style="normal" fo:font-weight="bold" officeooo:rsid="0010af60" officeooo:paragraph-rsid="0010af60" style:font-size-asian="14pt" style:font-style-asian="normal" style:font-weight-asian="bold" style:font-size-complex="16pt" style:font-style-complex="normal" style:font-weight-complex="bold"/>
    </style:style>
    <style:style style:name="P22" style:family="paragraph" style:parent-style-name="Standard">
      <style:paragraph-properties fo:text-align="start" style:justify-single-word="false"/>
      <style:text-properties style:font-name="verdana" fo:font-size="16pt" fo:font-style="normal" fo:font-weight="bold" officeooo:rsid="0018b0d4" officeooo:paragraph-rsid="0018b0d4" style:font-size-asian="14pt" style:font-style-asian="normal" style:font-weight-asian="bold" style:font-size-complex="16pt" style:font-style-complex="normal" style:font-weight-complex="bold"/>
    </style:style>
    <style:style style:name="P23" style:family="paragraph" style:parent-style-name="Standard">
      <style:paragraph-properties fo:text-align="start" style:justify-single-word="false"/>
      <style:text-properties style:font-name="verdana" fo:font-size="11pt" fo:font-style="normal" fo:font-weight="normal" officeooo:rsid="001d01e7" officeooo:paragraph-rsid="00209f5c" style:font-size-asian="9.60000038146973pt" style:font-style-asian="normal" style:font-weight-asian="normal" style:font-size-complex="11pt" style:font-style-complex="normal" style:font-weight-complex="normal"/>
    </style:style>
    <style:style style:name="P24" style:family="paragraph" style:parent-style-name="Standard">
      <style:paragraph-properties fo:text-align="start" style:justify-single-word="false"/>
      <style:text-properties style:font-name="verdana" fo:font-size="11pt" fo:font-style="normal" fo:font-weight="normal" officeooo:rsid="001d01e7" officeooo:paragraph-rsid="001eb40e" style:font-size-asian="9.60000038146973pt" style:font-style-asian="normal" style:font-weight-asian="normal" style:font-size-complex="11pt" style:font-style-complex="normal" style:font-weight-complex="normal"/>
    </style:style>
    <style:style style:name="P25" style:family="paragraph" style:parent-style-name="Standard">
      <style:paragraph-properties fo:text-align="start" style:justify-single-word="false"/>
      <style:text-properties style:font-name="verdana" fo:font-size="11pt" fo:font-style="normal" fo:font-weight="normal" officeooo:rsid="001d01e7" officeooo:paragraph-rsid="001d01e7" style:font-size-asian="9.60000038146973pt" style:font-style-asian="normal" style:font-weight-asian="normal" style:font-size-complex="11pt" style:font-style-complex="normal" style:font-weight-complex="normal"/>
    </style:style>
    <style:style style:name="P26" style:family="paragraph" style:parent-style-name="Standard">
      <style:paragraph-properties fo:text-align="start" style:justify-single-word="false"/>
      <style:text-properties style:font-name="verdana" fo:font-size="11pt" fo:font-style="normal" fo:font-weight="normal" officeooo:rsid="001eb40e" officeooo:paragraph-rsid="001eb40e" style:font-size-asian="9.60000038146973pt" style:font-style-asian="normal" style:font-weight-asian="normal" style:font-size-complex="11pt" style:font-style-complex="normal" style:font-weight-complex="normal"/>
    </style:style>
    <style:style style:name="P27" style:family="paragraph" style:parent-style-name="Standard">
      <style:paragraph-properties fo:text-align="start" style:justify-single-word="false"/>
      <style:text-properties style:font-name="verdana" fo:font-size="11pt" fo:font-style="normal" fo:font-weight="normal" officeooo:rsid="001eb40e" officeooo:paragraph-rsid="0018b0d4" style:font-size-asian="9.60000038146973pt" style:font-style-asian="normal" style:font-weight-asian="normal" style:font-size-complex="11pt" style:font-style-complex="normal" style:font-weight-complex="normal"/>
    </style:style>
    <style:style style:name="P28" style:family="paragraph" style:parent-style-name="Standard">
      <style:paragraph-properties fo:text-align="start" style:justify-single-word="false"/>
      <style:text-properties style:font-name="verdana" fo:font-size="11pt" fo:font-style="normal" fo:font-weight="normal" officeooo:rsid="0026ea8d" officeooo:paragraph-rsid="00138cf7" style:font-size-asian="9.60000038146973pt" style:font-style-asian="normal" style:font-weight-asian="normal" style:font-size-complex="11pt" style:font-style-complex="normal" style:font-weight-complex="normal"/>
    </style:style>
    <style:style style:name="P29" style:family="paragraph" style:parent-style-name="Standard">
      <style:paragraph-properties fo:text-align="start" style:justify-single-word="false"/>
      <style:text-properties style:font-name="verdana" fo:font-size="11pt" fo:font-style="normal" fo:font-weight="normal" officeooo:rsid="0010af60" officeooo:paragraph-rsid="0010af60" style:font-size-asian="9.60000038146973pt" style:font-style-asian="normal" style:font-weight-asian="normal" style:font-size-complex="11pt" style:font-style-complex="normal" style:font-weight-complex="normal"/>
    </style:style>
    <style:style style:name="P30" style:family="paragraph" style:parent-style-name="Standard">
      <style:paragraph-properties fo:text-align="start" style:justify-single-word="false"/>
      <style:text-properties style:font-name="verdana" fo:font-size="11pt" fo:font-style="normal" fo:font-weight="normal" officeooo:rsid="0010af60" officeooo:paragraph-rsid="0027991a" style:font-size-asian="9.60000038146973pt" style:font-style-asian="normal" style:font-weight-asian="normal" style:font-size-complex="11pt" style:font-style-complex="normal" style:font-weight-complex="normal"/>
    </style:style>
    <style:style style:name="P31" style:family="paragraph" style:parent-style-name="Standard">
      <style:paragraph-properties fo:text-align="start" style:justify-single-word="false"/>
      <style:text-properties style:font-name="verdana" fo:font-size="11pt" fo:font-style="normal" fo:font-weight="normal" officeooo:rsid="0010af60" officeooo:paragraph-rsid="002987b9" style:font-size-asian="9.60000038146973pt" style:font-style-asian="normal" style:font-weight-asian="normal" style:font-size-complex="11pt" style:font-style-complex="normal" style:font-weight-complex="normal"/>
    </style:style>
    <style:style style:name="P32" style:family="paragraph" style:parent-style-name="Standard">
      <style:paragraph-properties fo:text-align="start" style:justify-single-word="false"/>
      <style:text-properties style:font-name="verdana" fo:font-size="11pt" fo:font-style="normal" fo:font-weight="normal" officeooo:rsid="0010af60" officeooo:paragraph-rsid="002d792b" style:font-size-asian="9.60000038146973pt" style:font-style-asian="normal" style:font-weight-asian="normal" style:font-size-complex="11pt" style:font-style-complex="normal" style:font-weight-complex="normal"/>
    </style:style>
    <style:style style:name="P33" style:family="paragraph" style:parent-style-name="Standard">
      <style:paragraph-properties fo:text-align="start" style:justify-single-word="false"/>
      <style:text-properties style:font-name="verdana" fo:font-size="11pt" fo:font-style="normal" fo:font-weight="normal" officeooo:rsid="00138cf7" officeooo:paragraph-rsid="00138cf7" style:font-size-asian="9.60000038146973pt" style:font-style-asian="normal" style:font-weight-asian="normal" style:font-size-complex="11pt" style:font-style-complex="normal" style:font-weight-complex="normal"/>
    </style:style>
    <style:style style:name="P34" style:family="paragraph" style:parent-style-name="Standard">
      <style:paragraph-properties fo:text-align="start" style:justify-single-word="false"/>
      <style:text-properties style:font-name="verdana" fo:font-size="11pt" fo:font-style="normal" fo:font-weight="normal" officeooo:rsid="002a0b96" officeooo:paragraph-rsid="002a0b96" style:font-size-asian="9.60000038146973pt" style:font-style-asian="normal" style:font-weight-asian="normal" style:font-size-complex="11pt" style:font-style-complex="normal" style:font-weight-complex="normal"/>
    </style:style>
    <style:style style:name="P35" style:family="paragraph" style:parent-style-name="Standard">
      <style:paragraph-properties fo:text-align="start" style:justify-single-word="false"/>
      <style:text-properties style:font-name="verdana" fo:font-size="11pt" fo:font-style="normal" fo:font-weight="bold" officeooo:rsid="0018b0d4" officeooo:paragraph-rsid="0024b92f" style:font-size-asian="9.60000038146973pt" style:font-style-asian="normal" style:font-weight-asian="bold" style:font-size-complex="11pt" style:font-style-complex="normal" style:font-weight-complex="bold"/>
    </style:style>
    <style:style style:name="P36" style:family="paragraph" style:parent-style-name="Standard">
      <style:paragraph-properties fo:text-align="start" style:justify-single-word="false"/>
      <style:text-properties style:font-name="verdana" fo:font-size="11pt" fo:font-style="normal" fo:font-weight="bold" officeooo:rsid="0018b0d4" officeooo:paragraph-rsid="0018b0d4" style:font-size-asian="9.60000038146973pt" style:font-style-asian="normal" style:font-weight-asian="bold" style:font-size-complex="11pt" style:font-style-complex="normal" style:font-weight-complex="bold"/>
    </style:style>
    <style:style style:name="P37" style:family="paragraph" style:parent-style-name="Standard">
      <style:paragraph-properties fo:text-align="start" style:justify-single-word="false"/>
      <style:text-properties style:font-name="verdana" fo:font-size="11pt" fo:font-style="normal" fo:font-weight="bold" officeooo:rsid="0024b92f" officeooo:paragraph-rsid="0024b92f" style:font-size-asian="9.60000038146973pt" style:font-style-asian="normal" style:font-weight-asian="bold" style:font-size-complex="11pt" style:font-style-complex="normal" style:font-weight-complex="bold"/>
    </style:style>
    <style:style style:name="P38" style:family="paragraph" style:parent-style-name="Standard" style:list-style-name="L1">
      <style:paragraph-properties fo:text-align="start" style:justify-single-word="false"/>
      <style:text-properties style:font-name="verdana" fo:font-size="11pt" fo:font-style="normal" fo:font-weight="bold" officeooo:rsid="0024b92f" officeooo:paragraph-rsid="0024b92f" style:font-size-asian="9.60000038146973pt" style:font-style-asian="normal" style:font-weight-asian="bold" style:font-size-complex="11pt" style:font-style-complex="normal" style:font-weight-complex="bold"/>
    </style:style>
    <style:style style:name="P39" style:family="paragraph" style:parent-style-name="Standard" style:list-style-name="L2">
      <style:paragraph-properties fo:text-align="start" style:justify-single-word="false"/>
      <style:text-properties style:font-name="verdana" fo:font-size="11pt" fo:font-style="normal" fo:font-weight="bold" officeooo:rsid="0024b92f" officeooo:paragraph-rsid="0024b92f" style:font-size-asian="9.60000038146973pt" style:font-style-asian="normal" style:font-weight-asian="bold" style:font-size-complex="11pt" style:font-style-complex="normal" style:font-weight-complex="bold"/>
    </style:style>
    <style:style style:name="P40" style:family="paragraph" style:parent-style-name="Standard">
      <style:paragraph-properties fo:text-align="start" style:justify-single-word="false"/>
      <style:text-properties officeooo:paragraph-rsid="0024b92f"/>
    </style:style>
    <style:style style:name="T1" style:family="text">
      <style:text-properties officeooo:rsid="00142465"/>
    </style:style>
    <style:style style:name="T2" style:family="text">
      <style:text-properties officeooo:rsid="0015cf5f"/>
    </style:style>
    <style:style style:name="T3" style:family="text">
      <style:text-properties officeooo:rsid="00195e6d"/>
    </style:style>
    <style:style style:name="T4" style:family="text">
      <style:text-properties officeooo:rsid="001d01e7"/>
    </style:style>
    <style:style style:name="T5" style:family="text">
      <style:text-properties officeooo:rsid="001eb40e"/>
    </style:style>
    <style:style style:name="T6" style:family="text">
      <style:text-properties fo:font-weight="normal" style:font-weight-asian="normal" style:font-weight-complex="normal"/>
    </style:style>
    <style:style style:name="T7" style:family="text">
      <style:text-properties fo:font-weight="normal" officeooo:rsid="0024b92f" style:font-weight-asian="normal" style:font-weight-complex="normal"/>
    </style:style>
    <style:style style:name="T8" style:family="text">
      <style:text-properties fo:font-weight="normal" officeooo:rsid="0026b34d" style:font-weight-asian="normal" style:font-weight-complex="normal"/>
    </style:style>
    <style:style style:name="T9" style:family="text">
      <style:text-properties style:font-name="verdana" fo:font-size="11pt" fo:font-style="normal" fo:font-weight="normal" officeooo:rsid="0024b92f" style:font-size-asian="9.60000038146973pt" style:font-style-asian="normal" style:font-weight-asian="normal" style:font-size-complex="11pt" style:font-style-complex="normal" style:font-weight-complex="normal"/>
    </style:style>
    <style:style style:name="T10" style:family="text">
      <style:text-properties officeooo:rsid="0027991a"/>
    </style:style>
    <style:style style:name="T11" style:family="text">
      <style:text-properties officeooo:rsid="002987b9"/>
    </style:style>
    <style:style style:name="T12" style:family="text">
      <style:text-properties officeooo:rsid="002a6c3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PORTADA</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
      <text:p text:style-name="P7">Pon tu NOMBRE aquí!</text:p>
      <text:p text:style-name="P7"><text:s text:c="4"/>|| <text:s text:c="11"/></text:p>
      <text:p text:style-name="P7">|| <text:s text:c="11"/></text:p>
      <text:p text:style-name="P7">\/ <text:s text:c="11"/></text:p>
      <text:p text:style-name="P7">Carlos Hijano Martel</text:p>
      <text:p text:style-name="P7"/>
      <text:p text:style-name="P7"/>
      <text:p text:style-name="P7"/>
      <text:p text:style-name="P20"><text:soft-page-break/>ÍNDICE</text:p>
      <text:p text:style-name="P8"/>
      <table:table table:name="Tabla1" table:style-name="Tabla1">
        <table:table-column table:style-name="Tabla1.A"/>
        <table:table-column table:style-name="Tabla1.B"/>
        <table:table-column table:style-name="Tabla1.C"/>
        <table:table-row>
          <table:table-cell table:style-name="Tabla1.A1" office:value-type="string">
            <text:p text:style-name="P4"><text:span text:style-name="T4">1.- </text:span>Resumen Ejecutivo</text:p>
          </table:table-cell>
          <table:table-cell table:style-name="Tabla1.A1" office:value-type="string">
            <text:p text:style-name="P1">………………………………………………………………………..</text:p>
          </table:table-cell>
          <table:table-cell table:style-name="Tabla1.A1" office:value-type="string">
            <text:p text:style-name="P3">01</text:p>
          </table:table-cell>
        </table:table-row>
        <table:table-row>
          <table:table-cell table:style-name="Tabla1.A1" office:value-type="string">
            <text:p text:style-name="P5">2.- Objetivo</text:p>
          </table:table-cell>
          <table:table-cell table:style-name="Tabla1.A1" office:value-type="string">
            <text:p text:style-name="P2">………………………………………………………………………..</text:p>
          </table:table-cell>
          <table:table-cell table:style-name="Tabla1.A1" office:value-type="string">
            <text:p text:style-name="P3">XX</text:p>
          </table:table-cell>
        </table:table-row>
        <table:table-row>
          <table:table-cell table:style-name="Tabla1.A1" office:value-type="string">
            <text:p text:style-name="P5">3.- Desarrollo</text:p>
          </table:table-cell>
          <table:table-cell table:style-name="Tabla1.A1" office:value-type="string">
            <text:p text:style-name="P2">………………………………………………………………………..</text:p>
          </table:table-cell>
          <table:table-cell table:style-name="Tabla1.A1" office:value-type="string">
            <text:p text:style-name="P3">XX</text:p>
          </table:table-cell>
        </table:table-row>
        <table:table-row>
          <table:table-cell table:style-name="Tabla1.A1" office:value-type="string">
            <text:p text:style-name="P5">4.- Colaboración</text:p>
          </table:table-cell>
          <table:table-cell table:style-name="Tabla1.A1" office:value-type="string">
            <text:p text:style-name="P2">………………………………………………………………………..</text:p>
          </table:table-cell>
          <table:table-cell table:style-name="Tabla1.A1" office:value-type="string">
            <text:p text:style-name="P3">xx</text:p>
          </table:table-cell>
        </table:table-row>
        <table:table-row>
          <table:table-cell table:style-name="Tabla1.A1" office:value-type="string">
            <text:p text:style-name="P5">5.- Resultados</text:p>
          </table:table-cell>
          <table:table-cell table:style-name="Tabla1.A1" office:value-type="string">
            <text:p text:style-name="P2">………………………………………………………………………..</text:p>
          </table:table-cell>
          <table:table-cell table:style-name="Tabla1.A1" office:value-type="string">
            <text:p text:style-name="P3">Xx</text:p>
          </table:table-cell>
        </table:table-row>
        <table:table-row>
          <table:table-cell table:style-name="Tabla1.A1" office:value-type="string">
            <text:p text:style-name="P5">6.- Conclusiones</text:p>
          </table:table-cell>
          <table:table-cell table:style-name="Tabla1.A1" office:value-type="string">
            <text:p text:style-name="P2">………………………………………………………………………..</text:p>
          </table:table-cell>
          <table:table-cell table:style-name="Tabla1.A1" office:value-type="string">
            <text:p text:style-name="P3">xx</text:p>
          </table:table-cell>
        </table:table-row>
      </table:table>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1"><text:soft-page-break/>1.- Resumen Ejecutivo</text:p>
      <text:p text:style-name="P9"/>
      <text:p text:style-name="P30">El objetivo principal de la “Agenda Inteligente” es poder organizar <text:span text:style-name="T11">una </text:span>multitud de tareas de forma <text:span text:style-name="T11">fácil</text:span> <text:span text:style-name="T11">y rápida</text:span>. Se trata de un Organizador de Tareas Dinámico. <text:span text:style-name="T10">Su uso es sencillo, utilizando como variables esenciales la prioridad del evento, su periodicidad… De esta forma, al introducir un evento se probaran todas las combinaciones posibles, obteniendo la más eficiente y dando lugar a una agenda eficaz y funcional. <text:s/></text:span></text:p>
      <text:p text:style-name="P31"/>
      <text:p text:style-name="P34">Las tareas rutinarias son flexibles y esto nos permite jugar para poder organizarnos y aprovechar de forma más eficaz el tiempo. Por otra parte, en ocasiones tendremos una multitud de tareas que no seremos capaces de organizar, dando lugar a la pérdida de este preciado tiempo <text:span text:style-name="T12">y a sentirnos agobiados. </text:span></text:p>
      <text:p text:style-name="P9"/>
      <text:p text:style-name="P32"><text:span text:style-name="T11">L</text:span>a sociedad <text:span text:style-name="T11">contemporánea </text:span>se mueve a un ritmo acelerado. El tiempo se ha convertido en un bien escaso y el estudio de la organización de <text:span text:style-name="T11">éste</text:span> es esencial para poder aprovechar<text:span text:style-name="T11">lo al máximo. </text:span></text:p>
      <text:p text:style-name="P32"/>
      <text:p text:style-name="P11"><text:span text:style-name="T3">Hoy en día, y cada vez más, el recurso mas valioso es el tiempo. Tenemos infinidad de planes, tareas, proyectos personales, obligaciones… Y nos surge la complicación de organizar todos estos eventos. Nos administramos mal, se nos olvidan y nos comprometemos a mas planes de los que podemos realizar.</text:span></text:p>
      <text:p text:style-name="P11"/>
      <text:p text:style-name="P11">La “Agenda Inteligente” consiste en un <text:span text:style-name="T1">Organizador</text:span> de Tareas Dinámico. <text:span text:style-name="T1">El usuario introduce los diferentes eventos que tiene que realizar, donde los caracterizara con diferentes rasgos: una prioridad, una periodicidad (diario, semanal, mensual)… Una vez introducidos los eventos el algoritmo de la aplicación los organizara de la forma mas eficiente probando todas las combinaciones posibles.</text:span></text:p>
      <text:p text:style-name="P16"><text:s/></text:p>
      <text:p text:style-name="P10"><text:span text:style-name="T2">Lo que diferencia esta aplicación de otras agendas es la flexibilidad de los eventos. No necesitas introducir el mismo evento para cada día, si no que un evento diario con un horario flexible como podría ser por ejemplo: sacar al perro. Seria válido entre semana (madrugando) y en fin de semana (levantándote más tarde). </text:span></text:p>
      <text:p text:style-name="P10"/>
      <text:p text:style-name="P10"/>
      <text:p text:style-name="P10"/>
      <text:p text:style-name="P28"><text:s/></text:p>
      <text:p text:style-name="P28"/>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22">2.- Objetivo</text:p>
      <text:p text:style-name="P18"/>
      <text:p text:style-name="P18"><text:tab/><text:span text:style-name="T8">El objetivo del proyecto es hacer una aplicación web funcional </text:span></text:p>
      <text:p text:style-name="P18"/>
      <text:p text:style-name="P15"><text:tab/><text:span text:style-name="T4">El objetivo de la aplicación es organizar rápidamente periodos de tiempo, un día una semana un mes, de forma eficiente. Para ello teníamos que idear un algoritmo capaz de ir probando distintas combinaciones hasta encontrar la idónea. <text:s/></text:span></text:p>
      <text:p text:style-name="P15"/>
      <text:p text:style-name="P23"><text:tab/>Para conseguir este objetivo hemos tenido que hacer un estudio más profundo de conceptos y herramientas utilizados en clase:</text:p>
      <text:p text:style-name="P24"><text:tab/>- Librería de Mini-Framework Flask</text:p>
      <text:p text:style-name="P17"><text:tab/>- </text:p>
      <text:p text:style-name="P13"/>
      <text:p text:style-name="P25">A la vez que también hemos tenido que buscar y aprender desde 0 varias herramientas más especificas como:</text:p>
      <text:p text:style-name="P14"><text:tab/><text:span text:style-name="T4">- Librería de tiempo datetime</text:span></text:p>
      <text:p text:style-name="P17"><text:tab/>- Javascript fullcalendar</text:p>
      <text:p text:style-name="P14"><text:tab/><text:span text:style-name="T5">- </text:span><text:tab/></text:p>
      <text:p text:style-name="P12"/>
      <text:p text:style-name="P22">3.- Desarrollo</text:p>
      <text:p text:style-name="P18"/>
      <text:p text:style-name="P18"><text:tab/></text:p>
      <text:p text:style-name="P22">4.- Colaboración</text:p>
      <text:p text:style-name="P18"/>
      <text:p text:style-name="P35"><text:tab/><text:span text:style-name="T7">El presente proyecto ha sido planificado y elaborado por un grupo de alumnos del primer curso del Ciclo Formativo de "Administración de Sistemas Informáticos". Durante las distintas etapas del desarrollado del proyecto, y teniendo en cuenta que iba a hacer un trabajo colaborativo, se ha tenido en cuenta los siguientes aspectos:</text:span></text:p>
      <text:p text:style-name="P37"><text:span text:style-name="T7"/></text:p>
      <text:p text:style-name="P37">1. El grupo al completo ha realizado la etapa de análisis de requisitos<text:span text:style-name="T6">:</text:span></text:p>
      <text:p text:style-name="P40"><text:span text:style-name="T9">decidir que aplicación íbamos a desarrollar, y posteriormente hacer el análisis de los requisitos y la toma de decisiones de diseño. Esta etapa ha sido la que más tiempo nos ha llevado, ya que hemos necesitado varias jornadas de trabajo para ponernos de acuerdo en el problema que queríamos resolver.</text:span></text:p>
      <text:p text:style-name="P37"><text:span text:style-name="T6"/></text:p>
      <text:p text:style-name="P37">2. Creación de varios equipos de trabajo<text:span text:style-name="T6">:</text:span></text:p>
      <text:p text:style-name="P37"><text:span text:style-name="T6"/></text:p>
      <text:p text:style-name="P37"><text:span text:style-name="T6"><text:tab/></text:span>2.1<text:span text:style-name="T6"> </text:span>Equipo de diseño de la base de datos<text:span text:style-name="T6">: Encargado de definir el modelo <text:tab/>de datos que iba a necesitar para guardar la información con la que vamos a <text:tab/>trabajar. Posteriormente el encargado de implantar el gestor de base de datos <text:tab/>para guardar la información.</text:span></text:p>
      <text:p text:style-name="P37"><text:span text:style-name="T6"><text:tab/></text:span></text:p>
      <text:p text:style-name="P37"><text:span text:style-name="T6"><text:tab/></text:span>2.2<text:span text:style-name="T6"> </text:span>Equipo de diseño de la página web<text:span text:style-name="T6">: Responsable de diseñar el interfaz <text:tab/>de usuario, y las distintas opciones que va a tener nuestra aplicación.</text:span></text:p>
      <text:p text:style-name="P37"><text:span text:style-name="T6"><text:tab/></text:span></text:p>
      <text:p text:style-name="P37"><text:span text:style-name="T6"><text:tab/></text:span>2.3<text:span text:style-name="T6"> </text:span>Equipo de desarrollo de la aplicación python<text:span text:style-name="T6">: Encargado de realizar el <text:tab/>programa que permite trabajar con los datos de la aplicación y que <text:tab/>posteriormente se va a visualizar en la aplicación web.</text:span></text:p>
      <text:p text:style-name="P37"><text:span text:style-name="T6"/></text:p>
      <text:p text:style-name="P37"><text:span text:style-name="T6">En la creación de los equipos de trabajo se tuvo en cuanta lo siguiente:</text:span></text:p>
      <text:p text:style-name="P37"><text:span text:style-name="T6"/></text:p>
      <text:list xml:id="list3700715744546469286" text:style-name="L1">
        <text:list-item>
          <text:p text:style-name="P38"><text:span text:style-name="T6">Cada equipo tendrá una personal responsable (facilitador).</text:span></text:p>
        </text:list-item>
      </text:list>
      <text:p text:style-name="P37"><text:span text:style-name="T6"/></text:p>
      <text:list xml:id="list221656543567616" text:continue-numbering="true" text:style-name="L1">
        <text:list-item>
          <text:p text:style-name="P38"><text:soft-page-break/><text:span text:style-name="T6">Los equipos son abiertos, todos los miembros deben estar informados de los que demás hacen, para cuando sea necesario puedan cambiar de equipo.</text:span></text:p>
          <text:p text:style-name="P38"><text:span text:style-name="T6"/></text:p>
        </text:list-item>
        <text:list-item>
          <text:p text:style-name="P38"><text:span text:style-name="T6">Durante el desarrollo del proyecto se pueden crear de nuevos equipos de trabajo según las necesidades.</text:span></text:p>
        </text:list-item>
      </text:list>
      <text:p text:style-name="P37"><text:span text:style-name="T6"/></text:p>
      <text:p text:style-name="P37">3. Utilización de metodologías ágiles, en concreto scrum para el desarrollo del proyecto:</text:p>
      <text:p text:style-name="P37"><text:span text:style-name="T6"/></text:p>
      <text:p text:style-name="P37"><text:span text:style-name="T6"><text:tab/>Scrum es un proceso en el que se aplican de manera regular un conjunto de buenas prácticas para trabajar colaborativamente, en equipo, y obtener el mejor resultado posible de un proyecto. Hemos realizado varias iteraciones (sprint), donde en un principio se han asignado tareas a los distintos equipos de trabajo, que se han evaluado al finalizar la misma. Las conclusiones de cada iteración nos han permitido definir los nuevos objetivos que debemos alcanzar y el reparto de tares para la siguiente iteración.</text:span></text:p>
      <text:p text:style-name="P37"><text:span text:style-name="T6"/></text:p>
      <text:p text:style-name="P37">4. Las herramientas que vamos a utilizar para el desarrollo del proyecto serán las siguientes<text:span text:style-name="T6">:</text:span></text:p>
      <text:p text:style-name="P37"><text:span text:style-name="T6"/></text:p>
      <text:list xml:id="list5862966288423880158" text:style-name="L2">
        <text:list-item>
          <text:p text:style-name="P39">github<text:span text:style-name="T6">: Como repositorio de la documentación y el código.</text:span></text:p>
        </text:list-item>
        <text:list-item>
          <text:p text:style-name="P39">redmine<text:span text:style-name="T6">: Como gestor de proyecto.</text:span></text:p>
        </text:list-item>
        <text:list-item>
          <text:p text:style-name="P39">trello<text:span text:style-name="T6">: Para implementar el tablero scrum. </text:span></text:p>
        </text:list-item>
        <text:list-item>
          <text:p text:style-name="P39">slack<text:span text:style-name="T6">: Como herramienta de comunicación.</text:span></text:p>
        </text:list-item>
      </text:list>
      <text:p text:style-name="P27"/>
      <text:p text:style-name="P22">5.- Resultados </text:p>
      <text:p text:style-name="P22"/>
      <text:p text:style-name="P22">6.- Conclusio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verdana" svg:font-family="verdan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9T09:44:21.633214320</meta:creation-date>
    <dc:date>2018-05-02T22:16:56.194846883</dc:date>
    <meta:editing-duration>PT5H41M48S</meta:editing-duration>
    <meta:editing-cycles>4</meta:editing-cycles>
    <meta:generator>LibreOffice/5.2.7.2$Linux_X86_64 LibreOffice_project/20m0$Build-2</meta:generator>
    <meta:document-statistic meta:table-count="1" meta:image-count="0" meta:object-count="0" meta:page-count="5" meta:paragraph-count="70" meta:word-count="884" meta:character-count="5629" meta:non-whitespace-character-count="4740"/>
  </office:meta>
</office:document-meta>
</file>